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374in"/>
    </style:style>
    <style:style style:name="co4" style:family="table-column">
      <style:table-column-properties fo:break-before="auto" style:column-width="0.4898in"/>
    </style:style>
    <style:style style:name="co5" style:family="table-column">
      <style:table-column-properties fo:break-before="auto" style:column-width="0.47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11" calcext:value-type="float">
            <text:p>26.11</text:p>
          </table:table-cell>
          <table:table-cell table:formula="of:=ABS([.C2]-[.C7])" office:value-type="float" office:value="0.18" calcext:value-type="float">
            <text:p>0.18</text:p>
          </table:table-cell>
          <table:table-cell table:formula="of:=RANK([.D2];[.$D$2:.$D$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table:formula="of:=ABS([.C3]-[.C8])" office:value-type="float" office:value="0.0600000000000023" calcext:value-type="float">
            <text:p>0.0600000000000023</text:p>
          </table:table-cell>
          <table:table-cell table:formula="of:=RANK([.D3];[.$D$2:.$D$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92" calcext:value-type="float">
            <text:p>25.92</text:p>
          </table:table-cell>
          <table:table-cell table:formula="of:=ABS([.C4]-[.C9])" office:value-type="float" office:value="0.609999999999999" calcext:value-type="float">
            <text:p>0.609999999999999</text:p>
          </table:table-cell>
          <table:table-cell table:formula="of:=RANK([.D4];[.$D$2:.$D$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23" calcext:value-type="float">
            <text:p>26.23</text:p>
          </table:table-cell>
          <table:table-cell table:formula="of:=ABS([.C5]-[.C10])" office:value-type="float" office:value="0.120000000000001" calcext:value-type="float">
            <text:p>0.120000000000001</text:p>
          </table:table-cell>
          <table:table-cell table:formula="of:=RANK([.D5];[.$D$2:.$D$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.07" calcext:value-type="float">
            <text:p>26.07</text:p>
          </table:table-cell>
          <table:table-cell table:formula="of:=ABS([.C6]-[.C11])" office:value-type="float" office:value="0.23" calcext:value-type="float">
            <text:p>0.23</text:p>
          </table:table-cell>
          <table:table-cell table:formula="of:=RANK([.D6];[.$D$2:.$D$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93" calcext:value-type="float">
            <text:p>25.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74" calcext:value-type="float">
            <text:p>25.7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.53" calcext:value-type="float">
            <text:p>26.5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11" calcext:value-type="float">
            <text:p>26.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.3" calcext:value-type="float">
            <text:p>26.3</text:p>
          </table:table-cell>
          <table:table-cell table:number-columns-repeated="2"/>
        </table:table-row>
      </table:table>
      <table:table table:name="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04" calcext:value-type="float">
            <text:p>27.04</text:p>
          </table:table-cell>
          <table:table-cell table:formula="of:=ABS([.C2]-[.C7])" office:value-type="float" office:value="1.45" calcext:value-type="float">
            <text:p>1.45</text:p>
          </table:table-cell>
          <table:table-cell table:formula="of:=RANK([.D2];[.$D$2:.$D$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.94" calcext:value-type="float">
            <text:p>25.94</text:p>
          </table:table-cell>
          <table:table-cell table:formula="of:=ABS([.C3]-[.C8])" office:value-type="float" office:value="0.140000000000001" calcext:value-type="float">
            <text:p>0.140000000000001</text:p>
          </table:table-cell>
          <table:table-cell table:formula="of:=RANK([.D3];[.$D$2:.$D$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.22" calcext:value-type="float">
            <text:p>26.22</text:p>
          </table:table-cell>
          <table:table-cell table:formula="of:=ABS([.C4]-[.C9])" office:value-type="float" office:value="0.109999999999999" calcext:value-type="float">
            <text:p>0.109999999999999</text:p>
          </table:table-cell>
          <table:table-cell table:formula="of:=RANK([.D4];[.$D$2:.$D$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07" calcext:value-type="float">
            <text:p>26.07</text:p>
          </table:table-cell>
          <table:table-cell table:formula="of:=ABS([.C5]-[.C10])" office:value-type="float" office:value="0.0599999999999987" calcext:value-type="float">
            <text:p>0.0599999999999987</text:p>
          </table:table-cell>
          <table:table-cell table:formula="of:=RANK([.D5];[.$D$2:.$D$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.18" calcext:value-type="float">
            <text:p>26.18</text:p>
          </table:table-cell>
          <table:table-cell table:formula="of:=ABS([.C6]-[.C11])" office:value-type="float" office:value="0.0500000000000007" calcext:value-type="float">
            <text:p>0.0500000000000007</text:p>
          </table:table-cell>
          <table:table-cell table:formula="of:=RANK([.D6];[.$D$2:.$D$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59" calcext:value-type="float">
            <text:p>25.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8" calcext:value-type="float">
            <text:p>25.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.11" calcext:value-type="float">
            <text:p>26.1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.23" calcext:value-type="float">
            <text:p>26.23</text:p>
          </table:table-cell>
          <table:table-cell table:number-columns-repeated="2"/>
        </table:table-row>
      </table:table>
      <table:table table:name="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82" calcext:value-type="float">
            <text:p>25.82</text:p>
          </table:table-cell>
          <table:table-cell table:formula="of:=ABS([.C2]-[.C7])" office:value-type="float" office:value="0.0300000000000011" calcext:value-type="float">
            <text:p>0.0300000000000011</text:p>
          </table:table-cell>
          <table:table-cell table:formula="of:=RANK([.D2];[.$D$2:.$D$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.9" calcext:value-type="float">
            <text:p>25.9</text:p>
          </table:table-cell>
          <table:table-cell table:formula="of:=ABS([.C3]-[.C8])" office:value-type="float" office:value="0.0200000000000031" calcext:value-type="float">
            <text:p>0.0200000000000031</text:p>
          </table:table-cell>
          <table:table-cell table:formula="of:=RANK([.D3];[.$D$2:.$D$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6.05" calcext:value-type="float">
            <text:p>26.05</text:p>
          </table:table-cell>
          <table:table-cell table:formula="of:=ABS([.C4]-[.C9])" office:value-type="float" office:value="0.0199999999999996" calcext:value-type="float">
            <text:p>0.0199999999999996</text:p>
          </table:table-cell>
          <table:table-cell table:formula="of:=RANK([.D4];[.$D$2:.$D$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formula="of:=ABS([.C5]-[.C10])" office:value-type="float" office:value="0.0199999999999996" calcext:value-type="float">
            <text:p>0.0199999999999996</text:p>
          </table:table-cell>
          <table:table-cell table:formula="of:=RANK([.D5];[.$D$2:.$D$6];0)"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.48" calcext:value-type="float">
            <text:p>26.48</text:p>
          </table:table-cell>
          <table:table-cell table:formula="of:=ABS([.C6]-[.C11])" office:value-type="float" office:value="0.530000000000001" calcext:value-type="float">
            <text:p>0.530000000000001</text:p>
          </table:table-cell>
          <table:table-cell table:formula="of:=RANK([.D6];[.$D$2:.$D$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85" calcext:value-type="float">
            <text:p>25.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92" calcext:value-type="float">
            <text:p>25.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6.07" calcext:value-type="float">
            <text:p>26.07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5.98" calcext:value-type="float">
            <text:p>25.98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5.95" calcext:value-type="float">
            <text:p>25.95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[25.82, 25.90, 26.05, 26.00, 26.48], [25.85, 25.92, 26.07, 25.98, 25.95]</text:p>
          </table:table-cell>
          <table:table-cell table:number-columns-repeated="3"/>
        </table:table-row>
      </table:table>
      <table:table table:name="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table:style-name="ce1" office:value-type="string" calcext:value-type="string">
            <text:p>Lap</text:p>
          </table:table-cell>
          <table:table-cell table:style-name="ce1" office:value-type="string" calcext:value-type="string">
            <text:p>Tim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Rank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88" calcext:value-type="float">
            <text:p>25.88</text:p>
          </table:table-cell>
          <table:table-cell table:formula="of:=ABS([.C2]-[.C7])" office:value-type="float" office:value="0.0199999999999996" calcext:value-type="float">
            <text:p>0.0199999999999996</text:p>
          </table:table-cell>
          <table:table-cell table:formula="of:=RANK([.D2];[.$D$2:.$D$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.1" calcext:value-type="float">
            <text:p>26.1</text:p>
          </table:table-cell>
          <table:table-cell table:formula="of:=ABS([.C3]-[.C8])" office:value-type="float" office:value="0.449999999999999" calcext:value-type="float">
            <text:p>0.449999999999999</text:p>
          </table:table-cell>
          <table:table-cell table:formula="of:=RANK([.D3];[.$D$2:.$D$6];0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5.95" calcext:value-type="float">
            <text:p>25.95</text:p>
          </table:table-cell>
          <table:table-cell table:formula="of:=ABS([.C4]-[.C9])" office:value-type="float" office:value="0.0299999999999976" calcext:value-type="float">
            <text:p>0.0299999999999976</text:p>
          </table:table-cell>
          <table:table-cell table:formula="of:=RANK([.D4];[.$D$2:.$D$6];0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6.05" calcext:value-type="float">
            <text:p>26.05</text:p>
          </table:table-cell>
          <table:table-cell table:formula="of:=ABS([.C5]-[.C10])" office:value-type="float" office:value="0.0199999999999996" calcext:value-type="float">
            <text:p>0.0199999999999996</text:p>
          </table:table-cell>
          <table:table-cell table:formula="of:=RANK([.D5];[.$D$2:.$D$6];0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formula="of:=ABS([.C6]-[.C11])" office:value-type="float" office:value="0.0100000000000016" calcext:value-type="float">
            <text:p>0.0100000000000016</text:p>
          </table:table-cell>
          <table:table-cell table:formula="of:=RANK([.D6];[.$D$2:.$D$6];0)"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.9" calcext:value-type="float">
            <text:p>25.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55" calcext:value-type="float">
            <text:p>26.55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.92" calcext:value-type="float">
            <text:p>25.9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6.03" calcext:value-type="float">
            <text:p>26.03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.01" calcext:value-type="float">
            <text:p>26.01</text:p>
          </table:table-cell>
          <table:table-cell table:number-columns-repeated="2"/>
        </table:table-row>
        <table:table-row table:style-name="ro1" table:number-rows-repeated="9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[25.88, 26.10, 25.95, 26.05, 26.00], [25.90, 26.55, 25.92, 26.03, 26.01]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'3'.C2:'3'.C11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1'.C2:'1'.C11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'5'.C2:'5'.C11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'2'.C2:'2'.C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3:33:50.313998354</meta:creation-date>
    <dc:date>2026-02-12T21:28:44.161795364</dc:date>
    <meta:editing-duration>PT6H51M19S</meta:editing-duration>
    <meta:editing-cycles>3</meta:editing-cycles>
    <meta:generator>LibreOffice/24.2.7.2$Linux_X86_64 LibreOffice_project/420$Build-2</meta:generator>
    <meta:document-statistic meta:table-count="4" meta:cell-count="178" meta:object-count="0"/>
  </office:meta>
</office:document-meta>
</file>